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f811d" officeooo:paragraph-rsid="000f811d"/>
    </style:style>
    <style:style style:name="P2" style:family="paragraph" style:parent-style-name="Standard">
      <style:text-properties style:text-underline-style="none" officeooo:rsid="000f811d" officeooo:paragraph-rsid="000f811d"/>
    </style:style>
    <style:style style:name="P3" style:family="paragraph" style:parent-style-name="Standard">
      <style:text-properties officeooo:paragraph-rsid="000f811d"/>
    </style:style>
    <style:style style:name="P4" style:family="paragraph" style:parent-style-name="Standard">
      <style:text-properties officeooo:rsid="000f811d" officeooo:paragraph-rsid="000f811d"/>
    </style:style>
    <style:style style:name="P5" style:family="paragraph" style:parent-style-name="Standard" style:list-style-name="L1">
      <style:text-properties officeooo:rsid="000f811d" officeooo:paragraph-rsid="000f811d"/>
    </style:style>
    <style:style style:name="P6" style:family="paragraph" style:parent-style-name="Standard">
      <style:text-properties fo:font-weight="bold" officeooo:rsid="000f811d" officeooo:paragraph-rsid="000f811d" style:font-weight-asian="bold" style:font-weight-complex="bold"/>
    </style:style>
    <style:style style:name="P7" style:family="paragraph" style:parent-style-name="Standard">
      <style:text-properties fo:font-weight="normal" officeooo:rsid="000f811d" officeooo:paragraph-rsid="000f811d" style:font-weight-asian="normal" style:font-weight-complex="normal"/>
    </style:style>
    <style:style style:name="T1" style:family="text">
      <style:text-properties fo:font-variant="normal" fo:text-transform="none" fo:color="#333333" loext:opacity="100%" style:font-name="Helvetica Neue" fo:font-size="10.5pt" fo:letter-spacing="normal" fo:font-style="normal"/>
    </style:style>
    <style:style style:name="T2" style:family="text">
      <style:text-properties fo:font-variant="normal" fo:text-transform="none" fo:color="#333333" loext:opacity="100%" style:font-name="Helvetica Neue" fo:font-size="10.5pt" fo:letter-spacing="normal" fo:font-style="normal" fo:font-weight="normal"/>
    </style:style>
    <style:style style:name="T3" style:family="text">
      <style:text-properties style:text-underline-style="none" officeooo:rsid="000f811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novation case research</text:p>
      <text:p text:style-name="P2">Basic over view of the goal: estimating human shape <text:s/>from natural images.</text:p>
      <text:p text:style-name="P3"><text:span text:style-name="T3">Old method: </text:span><text:span text:style-name="T2">fit parametric body models with certain priors on pose and shape.</text:span></text:p>
      <text:p text:style-name="P4"><text:span text:style-name="T2">BodyNet is end-to-end network with 3 benefits:</text:span></text:p>
      <text:list xml:id="list2280273740" text:style-name="L1">
        <text:list-item>
          <text:p text:style-name="P5"><text:span text:style-name="T2">volumetric 3D loss</text:span></text:p>
        </text:list-item>
        <text:list-item>
          <text:p text:style-name="P5"><text:span text:style-name="T2">multi-view re-projection loss</text:span></text:p>
        </text:list-item>
        <text:list-item>
          <text:p text:style-name="P5"><text:span text:style-name="T2">intermediate supervision of 2D pose, segmentation and 3D pose.</text:span></text:p>
        </text:list-item>
      </text:list>
      <text:p text:style-name="P6"><text:span text:style-name="T1">Experiments proved this (get experiments)</text:span></text:p>
      <text:p text:style-name="P7"><text:span text:style-name="T1">Using SMPL // SURREAL // Unite the People models datasets.</text:span></text:p>
      <text:p text:style-name="P7"><text:span text:style-name="T1">Also offers body-part segmentatio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15:04:23.890006564</meta:creation-date>
    <dc:date>2023-01-21T15:11:52.370788582</dc:date>
    <meta:editing-duration>PT7M29S</meta:editing-duration>
    <meta:editing-cycles>1</meta:editing-cycles>
    <meta:document-statistic meta:table-count="0" meta:image-count="0" meta:object-count="0" meta:page-count="1" meta:paragraph-count="10" meta:word-count="72" meta:character-count="469" meta:non-whitespace-character-count="409"/>
    <meta:generator>LibreOffice/7.3.6.2$Linux_X86_64 LibreOffice_project/30$Build-2</meta:generator>
  </office:meta>
</office:document-meta>
</file>